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roperties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ies.validateChildNode( Locator loc , String nsURI , String loca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ultiProperties.end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roperties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ies.MultiProperties( FONod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